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1">
      <style:text-properties officeooo:rsid="00196409" officeooo:paragraph-rsid="00196409"/>
    </style:style>
    <style:style style:name="P4" style:family="paragraph" style:parent-style-name="List_20_Paragraph" style:list-style-name="WWNum2">
      <style:text-properties officeooo:rsid="001c29d7" officeooo:paragraph-rsid="001c29d7"/>
    </style:style>
    <style:style style:name="P5" style:family="paragraph" style:parent-style-name="Standard">
      <style:paragraph-properties fo:break-before="page"/>
    </style:style>
    <style:style style:name="P6" style:family="paragraph" style:parent-style-name="Standard">
      <style:text-properties officeooo:rsid="001d8618" officeooo:paragraph-rsid="001d8618"/>
    </style:style>
    <style:style style:name="P7" style:family="paragraph" style:parent-style-name="Standard">
      <style:text-properties officeooo:paragraph-rsid="001d8618"/>
    </style:style>
    <style:style style:name="P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center" style:justify-single-word="false" fo:break-before="page"/>
      <style:text-properties fo:font-style="italic" fo:font-weight="bold" officeooo:rsid="001d8618" officeooo:paragraph-rsid="001d8618" style:font-style-asian="italic" style:font-weight-asian="bold" style:font-style-complex="italic" style:font-weight-complex="bold"/>
    </style:style>
    <style:style style:name="P10" style:family="paragraph" style:parent-style-name="Standard">
      <style:text-properties officeooo:paragraph-rsid="001db407"/>
    </style:style>
    <style:style style:name="P11" style:family="paragraph" style:parent-style-name="Standard">
      <style:text-properties officeooo:paragraph-rsid="002004b7"/>
    </style:style>
    <style:style style:name="P12" style:family="paragraph" style:parent-style-name="Text_20_body">
      <style:paragraph-properties fo:margin-top="0cm" fo:margin-bottom="0.28cm" style:contextual-spacing="false" fo:line-height="108%"/>
    </style:style>
    <style:style style:name="P13" style:family="paragraph" style:parent-style-name="Text_20_body">
      <style:paragraph-properties fo:margin-top="0cm" fo:margin-bottom="0.28cm" style:contextual-spacing="false" fo:line-height="108%"/>
      <style:text-properties officeooo:paragraph-rsid="001d8618"/>
    </style:style>
    <style:style style:name="P14" style:family="paragraph" style:parent-style-name="Text_20_body">
      <style:text-properties officeooo:rsid="001d8618" officeooo:paragraph-rsid="001d8618"/>
    </style:style>
    <style:style style:name="T1" style:family="text">
      <style:text-properties fo:font-style="italic" style:font-style-asian="italic" style:font-style-complex="italic"/>
    </style:style>
    <style:style style:name="T2" style:family="text">
      <style:text-properties fo:font-style="italic" fo:font-weight="bold"/>
    </style:style>
    <style:style style:name="T3" style:family="text">
      <style:text-properties fo:font-style="italic" fo:font-weight="bold"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7c094"/>
    </style:style>
    <style:style style:name="T6" style:family="text">
      <style:text-properties officeooo:rsid="00196409"/>
    </style:style>
    <style:style style:name="T7" style:family="text">
      <style:text-properties officeooo:rsid="001a92eb"/>
    </style:style>
    <style:style style:name="T8" style:family="text">
      <style:text-properties officeooo:rsid="001c29d7"/>
    </style:style>
    <style:style style:name="T9" style:family="text">
      <style:text-properties officeooo:rsid="001d8618"/>
    </style:style>
    <style:style style:name="T10" style:family="text">
      <style:text-properties officeooo:rsid="001db407"/>
    </style:style>
    <style:style style:name="T11" style:family="text">
      <style:text-properties officeooo:rsid="001e4f90"/>
    </style:style>
    <style:style style:name="T12" style:family="text">
      <style:text-properties officeooo:rsid="002004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ck cover text</text:p>
      <text:p text:style-name="P14" loext:marker-style-name="T1"><text:span text:style-name="T3">Learn R: As a Language, Second Edition </text:span></text:p>
      <text:p text:style-name="P12"><text:span text:style-name="T2">ISBN 9781032516998</text:span></text:p>
      <text:p text:style-name="Standard">Learning a computer language like R can be either frustrating, fun or boring. Having fun requires challenges that wake up the learner’s curiosity but also provide an emotional reward on overcoming them. The book is designed so that it includes smaller and bigger challenges, in what I call playgrounds, in the hope that all readers will enjoy their path to R fluency. Fluency in the use of a language is a skill that is acquired through practice and exploration. For students and professionals in the biological sciences, humanities and many applied fields, recognizing the parallels between R and natural languages should help them feel at home with R. The approach I use is similar to that of a travel guide, encouraging exploration and describing the available alternatives and how to reach them. The intention is to guide the reader through the R landscape of 202<text:span text:style-name="T5">3</text:span> and beyond. <text:span text:style-name="T7">The second edition contains 24 new diagrams and flowcharts, seven new tables, </text:span><text:span text:style-name="T8">and </text:span><text:span text:style-name="T7">revised text and code examples for clarity. </text:span><text:span text:style-name="T8">The text was expanded 25% to include additional R features and gentler and more detailed explanations. The three indexes have been expanded and answers to 27 frequently asked questions added.</text:span></text:p>
      <text:p text:style-name="Standard">What will you find in this book?</text:p>
      <text:list text:style-name="WWNum1">
        <text:list-item>
          <text:p text:style-name="P1"><text:span text:style-name="T7">Programming concepts explained as they apply to current </text:span>R.</text:p>
        </text:list-item>
        <text:list-item>
          <text:p text:style-name="P1">Few prescriptive rules---mostly the author’s preferences together with alternatives.</text:p>
        </text:list-item>
        <text:list-item>
          <text:p text:style-name="P1">Explanation of the R <text:span text:style-name="T6">language</text:span> emphasizing the “R way of doing things”.</text:p>
        </text:list-item>
        <text:list-item>
          <text:p text:style-name="P1">Tutoring for “programming in the small” using scripts <text:span text:style-name="T7">for data analysis</text:span>.</text:p>
        </text:list-item>
        <text:list-item>
          <text:p text:style-name="P3"><text:span text:style-name="T7">Explanation of the d</text:span>ifferences between R proper and extensions for data wrangling.</text:p>
        </text:list-item>
        <text:list-item>
          <text:p text:style-name="P1">The grammar of graphics described as <text:span text:style-name="T6">a language for </text:span><text:span text:style-name="T7">the </text:span><text:span text:style-name="T6">construction of data visualisations</text:span>.</text:p>
        </text:list-item>
        <text:list-item>
          <text:p text:style-name="P1">Examples of data exchange between R and the foreign world using common file formats.</text:p>
        </text:list-item>
        <text:list-item>
          <text:p text:style-name="P1">Coaching <text:span text:style-name="T7">to</text:span> becom<text:span text:style-name="T7">e</text:span> an independent R user, capable <text:span text:style-name="T7">of </text:span>writing original <text:span text:style-name="T6">scripts</text:span> and of solving future challenges.</text:p>
        </text:list-item>
      </text:list>
      <text:p text:style-name="Standard">What makes this book different to others? </text:p>
      <text:list text:style-name="WWNum2">
        <text:list-item>
          <text:p text:style-name="P2">Tries to break the ice and help readers from all disciplines feel at home with R.</text:p>
        </text:list-item>
        <text:list-item>
          <text:p text:style-name="P2">It does not make assumptions about what the reader will use R for.</text:p>
        </text:list-item>
        <text:list-item>
          <text:p text:style-name="P4">The degree of difficulty and importance of specific points is highlighted using call outs.</text:p>
        </text:list-item>
        <text:list-item>
          <text:p text:style-name="P2">It guide<text:span text:style-name="T7">s</text:span> readers into becoming fluent in the R language <text:span text:style-name="T7">and supports them </text:span><text:span text:style-name="T8">in its use</text:span>.</text:p>
        </text:list-item>
      </text:list>
      <text:p text:style-name="Standard"><text:span text:style-name="T4">Pedro J. Aphalo</text:span> is a PhD graduate from the University of Edinburgh, currently lecturer at the University of Helsinki. A plant biologist and agriculture scientist with a passion for data, electronics, computers and photography in addition to plants. A user of R for 2<text:span text:style-name="T5">8</text:span> years, who first organized an R course for MSc students <text:span text:style-name="T5">21</text:span> years ago and the author of 13 R packages currently in CRAN.</text:p>
      <text:p text:style-name="Standard"/>
      <text:p text:style-name="P9">Abstracts</text:p>
      <text:p text:style-name="P14" loext:marker-style-name="T1"><text:span text:style-name="T3">Learn R: As a Language, Second Edition </text:span></text:p>
      <text:p text:style-name="P13"><text:span text:style-name="T2">ISBN 9781032516998</text:span></text:p>
      <text:p text:style-name="P7"/>
      <text:p text:style-name="P6">Chapter 1 Abstract ‘Using the Book to Learn R’</text:p>
      <text:p text:style-name="P7"><text:span text:style-name="T9">The book is designed to be useful to readers with different backgrounds, and can be used both as a text to learn R and as a reference while using R. The approach and structure of the book is presented together with suggestions of how to approach studying R, finding answers to problems and help while using it. </text:span></text:p>
      <text:p text:style-name="P7"/>
      <text:p text:style-name="P7">Chapter <text:span text:style-name="T9">2 Abstract ‘</text:span>R: the language and the program’</text:p>
      <text:p text:style-name="P7">In this chapter some facts about the history and design aims behind the R language <text:span text:style-name="T9">are given. How to use the</text:span> R program in actual practice when sitting at a computer <text:span text:style-name="T9">is discussed</text:span>. <text:span text:style-name="T9">T</text:span>he difference between typing commands interactively <text:span text:style-name="T9">and</text:span> using R scripts to execute ``job<text:span text:style-name="T9">s</text:span>'' <text:span text:style-name="T9">is explained and the </text:span>advantages and disadvantages of textual command languages such as R compared to menu-driven user interfaces <text:span text:style-name="T9">is explained in relation to the importance of </text:span>reproducibility of data analyses.</text:p>
      <text:p text:style-name="P7"/>
      <text:p text:style-name="P7">Chapter <text:span text:style-name="T9">3 Abstract ‘Base R: “Words” and “Sentences”’</text:span>:</text:p>
      <text:p text:style-name="Standard">For those not familiar with computer programming, the best first step in learning the R language is to use it interactively by typing textual commands. This chapter teaches not only the syntax and grammar rules, but also gives a glimpse at the advantages and flexibility of this approach to data analysis. In the first part of the chapter you will use R to do everyday calculations. This easy start will give you a chance to focus on learning how to issue textual commands at the command prompt. Later in the chapter, you will gradually focus more on the R language and its grammar and less on how commands are entered. By the end of the chapter you will be familiar with most of the kinds of <text:span text:style-name="T9">simple </text:span>``words'' used in the R language and you will be able to write simple ``sentences'' in R.</text:p>
      <text:p text:style-name="Standard"/>
      <text:p text:style-name="P7">Chapter <text:span text:style-name="T9">4 Abstract ‘Base R: “Collective Nouns” ’</text:span>:</text:p>
      <text:p text:style-name="P10"><text:span text:style-name="T9">Most data from surveys and experiments include a mix of numeric values and text ids, and possibly also dates and times. Data sets are collections of heterogeneous values. Such values are stored in lists and data frames. These objects and how to operate on them are described in this chapter. Data frequently need to be inspected, aggregated or summarized, reshaped, split and combined. Data sets can be saved from R into files and read back into R from these files.</text:span></text:p>
      <text:p text:style-name="P10"/>
      <text:p text:style-name="P10">Chapter <text:span text:style-name="T9">5 Abstract ‘Base R: “Paragraphs” and “Essays”’</text:span>:</text:p>
      <text:p text:style-name="P11">When the same sequence of commands needs to be applied to different data sets or when an earlier analysis needs to be reproduced, scripts make both implementation and validation of such requirements easy. Related groups of R statements within a script are similar to “paragraphs” while <text:soft-page-break/>a whole script describing the application of a data processing algorithm to data is similar to an “essay” in natural language. In this chapter you will learn how to write and use R scripts, starting from an extremely simple script and progressing towards more complex ones. <text:span text:style-name="T12">Conditional execution of code and iterative loops, which make scripts flexible and reusable, are explained in detail. </text:span></text:p>
      <text:p text:style-name="Standard"/>
      <text:p text:style-name="P10">Chapter <text:span text:style-name="T10">6 Abstract</text:span>: ‘Base R: Adding New “Words”’</text:p>
      <text:p text:style-name="P10">In this chapter you will learn how to expand the range of features available. Use of packages is equivalent to importing ready defined “words”, while defining new functions, operators and classes is similar to defining new “words” such verbs and nouns. In the <text:span text:style-name="T10">first</text:span> part of the chapter you will learn how to define new functions, operators and classes. In the <text:span text:style-name="T10">second</text:span> part you will learn how to use existing packages such as those available for download from CRAN, the comprehensive R archive network, and how they expand the functionality of R.</text:p>
      <text:p text:style-name="P10"/>
      <text:p text:style-name="Standard">Chapter <text:span text:style-name="T10">7 Abstract ‘ Base R: “Verbs” and “Nouns” for Statistics’</text:span>:</text:p>
      <text:p text:style-name="Standard">This chapter gives the reader a<text:span text:style-name="T11">n</text:span> introduction to statistic<text:span text:style-name="T11">al computations</text:span> in base R. Although, many R functions <text:span text:style-name="T11">implement specific</text:span> statistical procedures <text:span text:style-name="T11">for model fitting or summaries</text:span>, they use a <text:span text:style-name="T11">consistent user interface. In different model fitting functions the </text:span>model specification and <text:span text:style-name="T11">the structure of </text:span>the <text:span text:style-name="T11">returned</text:span> values <text:span text:style-name="T11">follow a consistent approach</text:span>. This approach can be considered a part of the R language. <text:span text:style-name="T11">T</text:span>he<text:span text:style-name="T11">se</text:span> approaches <text:span text:style-name="T11">as </text:span>used calculating statistical summaries, generating (pseudo-)random numbers, sampling, fitting models and carrying out tests of significance <text:span text:style-name="T11">are described and exemplified</text:span>. <text:span text:style-name="T11">C</text:span>orrelation, <text:span text:style-name="T1">t</text:span>-test, linear models, generalized linear models, non-linear models, <text:span text:style-name="T11">splines,</text:span> some simple multivariate methods <text:span text:style-name="T11">and time series are used </text:span>as examples. The aim is teaching how to specify models, contrasts and the data used, and how to access different components of the objects returned by the corresponding fit and summary functions.</text:p>
      <text:p text:style-name="Standard"/>
      <text:p text:style-name="Standard">Chapter <text:span text:style-name="T11">8 Abstract ‘R Extensions: Data Wrangling ’</text:span>:</text:p>
      <text:p text:style-name="Standard">Base R and the recommended extension packages (installed by default) include many functions for manipulating data. The R distribution supplies a complete set of functions and operators that allow all the usual data manipulation operations. These functions have stable and well described behaviour. <text:span text:style-name="T12">Their design is based on a specific compromise between performance, easy of use and consistency. A</text:span>lternatives defined in contributed packages <text:span text:style-name="T12">differ in their design, based on a different compromise solutions</text:span>. In <text:span text:style-name="T12">this</text:span> chapter <text:span text:style-name="T12">some of </text:span>the<text:span text:style-name="T12">se extensions are</text:span> introduced <text:span text:style-name="T12">and their features compared to those provided by base R.</text:span></text:p>
      <text:p text:style-name="P5">Chapter <text:span text:style-name="T12">9 Abstract ‘R Extensions: Grammar of Graphics ’</text:span>:</text:p>
      <text:p text:style-name="Standard">Three main data plotting systems are available to R users: base R, package ‘lattice’ <text:s/>and package ‘ggplot2’, the last one being the most recent and currently most popular system available in R for plotting data. In this chapter you will learn the concepts of the grammar of graphics, on which package ‘ggplot2’ is based. You will also learn how to build several types of the data plots with package ‘ggplot2’. Because of the popularity and flexibility of ‘ggplot2’, many contributed packages extending its functionality have been developed. The focus here is mainly on the grammar itself as defined in package ‘ggplot2’ and some extensions to this grammar provided by contributed packages including ‘<text:span text:style-name="T12">ggpp’ and </text:span>‘ggpmisc’, developed by the author.</text:p>
      <text:p text:style-name="Standard"/>
      <text:p text:style-name="Standard">Chapter <text:span text:style-name="T12">10 Abstract ‘ Base R and Extensions: Data Sharing ’</text:span>:</text:p>
      <text:p text:style-name="Standard">Base R and the recommended packages include several functions for importing and exporting data. Contributed packages provide both replacements for some of these functions and support for several additional file formats. In th<text:span text:style-name="T12">is</text:span> chapter you will learn how to exchange data between R and the outside world, covering in detail the most common ``foreign'' data formats. Developing software to read and write files using foreign formats can easily result in long, messy, and ugly R scripts. This chapter will guide you on how to find functions that are well tested or validated and teach you how to use them to read data encoded using foreign formats. <text:span text:style-name="T12">It also highlights the importance of checking that the “translation” between a foreign format and R has been error fre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dro Aphalo</meta:initial-creator>
    <meta:editing-cycles>14</meta:editing-cycles>
    <meta:creation-date>2019-11-07T17:59:00</meta:creation-date>
    <dc:date>2023-10-18T02:16:01.905000000</dc:date>
    <meta:editing-duration>PT4H22M10S</meta:editing-duration>
    <meta:generator>LibreOffice/7.5.7.1$Windows_X86_64 LibreOffice_project/47eb0cf7efbacdee9b19ae25d6752381ede23126</meta:generator>
    <meta:document-statistic meta:table-count="0" meta:image-count="0" meta:object-count="0" meta:page-count="4" meta:paragraph-count="42" meta:word-count="1591" meta:character-count="9667" meta:non-whitespace-character-count="8125"/>
    <meta:user-defined meta:name="AppVersion">16.0000</meta:user-defined>
    <meta:template xlink:type="simple" xlink:actuate="onRequest" xlink:title="Normal.dotm" xlink:href=""/>
  </office:meta>
</office:document-meta>
</file>